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roman" style:font-pitch="variable"/>
    <style:font-face style:name="Bitter1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cm" style:contextual-spacing="false" fo:orphans="0" fo:widows="0"/>
      <style:text-properties officeooo:paragraph-rsid="0012d73a"/>
    </style:style>
    <style:style style:name="P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/>
      <style:text-properties officeooo:paragraph-rsid="0012d73a"/>
    </style:style>
    <style:style style:name="P3" style:family="paragraph" style:parent-style-name="Heading_20_3">
      <style:paragraph-properties fo:margin-top="0cm" fo:margin-bottom="0cm" style:contextual-spacing="false" fo:text-align="start" style:justify-single-word="false" fo:orphans="0" fo:widows="0"/>
      <style:text-properties officeooo:paragraph-rsid="0012d73a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2b25" officeooo:paragraph-rsid="00112b25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12b25" officeooo:paragraph-rsid="00112b25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12b25" officeooo:paragraph-rsid="0012c52c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2b25" officeooo:paragraph-rsid="0012c52c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12b25" officeooo:paragraph-rsid="00112b25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.176cm" fo:margin-right="0cm" fo:text-align="start" style:justify-single-word="false" fo:orphans="0" fo:widows="0" fo:text-indent="0cm" style:auto-text-indent="false"/>
      <style:text-properties officeooo:paragraph-rsid="0012d73a"/>
    </style:style>
    <style:style style:name="P10" style:family="paragraph" style:parent-style-name="Standard">
      <style:paragraph-properties fo:text-align="start" style:justify-single-word="false" fo:orphans="0" fo:widows="0"/>
      <style:text-properties officeooo:paragraph-rsid="0012d73a"/>
    </style:style>
    <style:style style:name="P11" style:family="paragraph" style:parent-style-name="Standard">
      <style:paragraph-properties fo:orphans="0" fo:widows="0"/>
      <style:text-properties officeooo:paragraph-rsid="0012d73a"/>
    </style:style>
    <style:style style:name="P12" style:family="paragraph" style:parent-style-name="Standard">
      <style:paragraph-properties fo:text-align="start" style:justify-single-word="false" fo:orphans="0" fo:widows="0"/>
      <style:text-properties officeooo:paragraph-rsid="0012d73a" fo:background-color="#ffffff"/>
    </style:style>
    <style:style style:name="P13" style:family="paragraph" style:parent-style-name="Text_20_body">
      <style:paragraph-properties fo:text-align="start" style:justify-single-word="false"/>
      <style:text-properties fo:font-size="14pt" fo:font-weight="normal" officeooo:rsid="00112b25" officeooo:paragraph-rsid="00112b25" fo:background-color="transparent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4pt" fo:font-weight="normal" officeooo:rsid="00112b25" officeooo:paragraph-rsid="0013fcd8" fo:background-color="transparent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2b25" officeooo:paragraph-rsid="00112b25" fo:background-color="transparent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4pt" fo:font-weight="bold" officeooo:rsid="00112b25" officeooo:paragraph-rsid="00112b25" fo:background-color="transparent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2c52c" style:font-weight-asian="bold" style:font-weight-complex="bold"/>
    </style:style>
    <style:style style:name="T5" style:family="text">
      <style:text-properties officeooo:rsid="0012c52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loext:opacity="0%" fo:font-size="12pt" fo:language="it" fo:country="IT" fo:font-style="italic" style:letter-kerning="false" style:font-name-asian="Oxygen1" style:font-size-asian="12pt" style:language-asian="it" style:country-asian="IT" style:font-style-asian="italic" style:font-name-complex="Oxygen1" style:font-size-complex="12pt" style:language-complex="ar" style:country-complex="SA" style:font-style-complex="italic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llegato Tecnico Gestione Eventi</text:p>
      <text:p text:style-name="P4"/>
      <text:p text:style-name="P13"><text:bookmark text:name="yui_3_17_2_1_1687202680786_50"/><text:span text:style-name="T3">Requisiti</text:span>: </text:p>
      <text:p text:style-name="P13"/>
      <text:p text:style-name="P16"><text:span text:style-name="T2">UC dettagliato</text:span></text:p>
      <text:p text:style-name="P14"><text:span text:style-name="T3">SSD</text:span></text:p>
      <text:p text:style-name="P14"><text:span text:style-name="T3">modello di dominio</text:span> </text:p>
      <text:p text:style-name="P13"><text:span text:style-name="T4">R</text:span><text:span text:style-name="T3">egole di business</text:span></text:p>
      <text:p text:style-name="P15"><text:span text:style-name="T5">C</text:span>ontratti delle operazioni</text:p>
      <text:p text:style-name="P5"/>
      <text:p text:style-name="P6"><text:span text:style-name="T3">Progettazione:</text:span> </text:p>
      <text:p text:style-name="P6"/>
      <text:p text:style-name="P6"><text:span text:style-name="T3">Design</text:span> <text:span text:style-name="T3">Class Diagram</text:span> </text:p>
      <text:p text:style-name="P6"/>
      <text:p text:style-name="P7">D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roman" style:font-pitch="variable"/>
    <style:font-face style:name="Bitter1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keep-together="always" fo:keep-with-next="always"/>
      <style:text-properties fo:color="#0c3635" loext:opacity="100%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21:33:28.350418374</meta:creation-date>
    <dc:date>2023-06-19T22:55:15.710409452</dc:date>
    <meta:editing-duration>PT20M1S</meta:editing-duration>
    <meta:editing-cycles>1</meta:editing-cycles>
    <meta:document-statistic meta:table-count="0" meta:image-count="0" meta:object-count="0" meta:page-count="1" meta:paragraph-count="10" meta:word-count="22" meta:character-count="162" meta:non-whitespace-character-count="146"/>
    <meta:generator>LibreOffice/7.3.7.2$Linux_X86_64 LibreOffice_project/30$Build-2</meta:generator>
  </office:meta>
</office:document-meta>
</file>